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084d8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1084d8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[سُورَةُ <text:span text:style-name="T1">۴</text:span>لنَّاسِ]</text:h>
      <text:p text:style-name="P2" loext:marker-style-name="T2"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 </text:span><text:span text:style-name="T2">قُــلَ اَعُوذُ بِرَبِّ </text:span><text:span text:style-name="T5">۱</text:span><text:span text:style-name="T2">لنَّاسسسِ </text:span><text:span text:style-name="T3">(1)</text:span><text:span text:style-name="T2"> مَلِــكِ </text:span><text:span text:style-name="T5">۱</text:span><text:span text:style-name="T2">لنَّاسسسِ </text:span><text:span text:style-name="T3">(2)</text:span><text:span text:style-name="T2"> إِچَهِ </text:span><text:span text:style-name="T5">۱</text:span><text:span text:style-name="T2">لنَّاسسسِ </text:span><text:span text:style-name="T3">(3)</text:span><text:span text:style-name="T2"> مِن شَرّۣ </text:span><text:span text:style-name="T5">۱</text:span><text:span text:style-name="T2">لْوَسْوَاسسسِ </text:span><text:span text:style-name="T5">۱</text:span><text:span text:style-name="T2">لْخَنَّاسسسِ </text:span><text:span text:style-name="T3">(4)</text:span><text:span text:style-name="T2"> </text:span><text:span text:style-name="T5">۱ﻟ﮲</text:span><text:span text:style-name="T2"> يُوَسْوۣسُ فِى صُدُورۣ </text:span><text:span text:style-name="T5">۱</text:span><text:span text:style-name="T2">لنَّاسسسِ </text:span><text:span text:style-name="T3">(5)</text:span><text:span text:style-name="T2"> مِنَ </text:span><text:span text:style-name="T5">۰</text:span><text:span text:style-name="T2">لْجِنَّةِ وَالنَّاسسسِؐ </text:span><text:span text:style-name="T3">(6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52:33.944587802</meta:creation-date>
    <dc:date>2025-03-03T14:52:40.017256983</dc:date>
    <meta:editing-duration>PT8S</meta:editing-duration>
    <meta:editing-cycles>1</meta:editing-cycles>
    <meta:document-statistic meta:table-count="0" meta:image-count="0" meta:object-count="0" meta:page-count="1" meta:paragraph-count="2" meta:word-count="32" meta:character-count="176" meta:non-whitespace-character-count="146"/>
    <meta:generator>LibreOffice/24.8.2.1$Linux_X86_64 LibreOffice_project/0f794b6e29741098670a3b95d60478a65d05ef13</meta:generator>
  </office:meta>
</office:document-meta>
</file>